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b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b.Job( long when , String jobId , boolean transacted , Map &lt; String , Object &gt; job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ob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b.Job( long when , boolean transacted , Map &lt; String , Object &gt; job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